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MQTTSubscribe</text:h>
                    <text:list>
                        <text:list-item>
                            <text:h text:style-name="Heading_20_2" text:outline-level="2">Description</text:h>
                        </text:list-item>
                    </text:list>
                </text:list-item>
            </text:list>

            <text:p text:style-name="Standard"><text:span>This Action must be performed immediately after successfully connecting to the MQTT server, for each topic to which we want to subscribe. If a packet has been published by the server for this topic, we will receive information about it via the Message event using the </text:span><text:span text:style-name="T1">MQTTEvent</text:span><text:span> Ac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span> </text:span>
                                            <text:p text:style-name="Standard"/>,
                                            <text:list xml:id="list1065229068" text:continue-numbering="true"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he name of the topic to which we want to subscribe. A subscription may be to an explicit topic, in which case only messages to that topic will be received, or it may include wildcards. Two wildcards are available, </text:span><text:span text:style-name="backtick">+</text:span><text:span> or </text:span><text:span text:style-name="backtick">#</text:span><text:span>. </text:span><text:span text:style-name="backtick">+</text:span><text:span> can be used as a wildcard for a single level of hierarchy. It could be used with the topic above to get information on all computers and hard drives as follows:</text:span></text:p><text:span> </text:span><text:p text:style-name="Standard"><text:span text:style-name="backtick">sensors/+/temperature/+</text:span></text:p><text:span> </text:span><text:p text:style-name="Standard"><text:span>As another example, for a topic of </text:span><text:span text:style-name="backtick">a/b/c/d</text:span><text:span>, the following example subscriptions will match:</text:span></text:p><text:span> </text:span><text:p text:style-name="Standard">a/b/c/d</text:p>,<text:p text:style-name="Standard">+/b/c/d</text:p>,<text:p text:style-name="Standard">a/+/c/d</text:p>,<text:p text:style-name="Standard">a/+/+/d</text:p>,<text:p text:style-name="Standard">+/+/+/+</text:p><text:span> </text:span><text:p text:style-name="Standard"><text:span>The following subscriptions will not match:</text:span></text:p><text:span> </text:span><text:p text:style-name="Standard">a/b/c</text:p>,<text:p text:style-name="Standard">b/+/c/d</text:p>,<text:p text:style-name="Standard">+/+/+</text:p><text:span> </text:span><text:p text:style-name="Standard"><text:span text:style-name="backtick">#</text:span><text:span> can be used as a wildcard for all remaining levels of hierarchy. This means that it must be the final character in a subscription. With a topic of </text:span><text:span text:style-name="backtick">a/b/c/d</text:span><text:span>, the following example subscriptions will match:</text:span></text:p><text:span> </text:span><text:p text:style-name="Standard">a/b/c/d</text:p>,<text:p text:style-name="Standard">#</text:p>,<text:p text:style-name="Standard">a/#</text:p>,<text:p text:style-name="Standard">a/b/#</text:p>,<text:p text:style-name="Standard">a/b/c/#</text:p>,<text:p text:style-name="Standard">+/b/c/#</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MQTT</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